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65BEFE37CCD98E2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7595e" officeooo:paragraph-rsid="0017595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>
      <style:paragraph-properties fo:text-align="center" style:writing-mode="lr-tb"/>
      <style:text-properties fo:font-size="12pt"/>
    </style:style>
    <style:style style:name="P5" style:family="paragraph">
      <loext:graphic-properties draw:fill="none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2pt"/>
    </style:style>
    <style:style style:name="gr1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8516in" fo:min-width="3.8516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1429in" fo:min-width="3.1429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2.4362in" fo:min-width="2.4362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1.4154in" fo:min-width="1.4154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2.1228in" fo:min-width="2.1228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2.8291in" fo:min-width="2.8291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4.2429in" fo:min-width="4.2429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4.95in" fo:min-width="4.95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3.5362in" fo:min-width="3.5362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5.6571in" fo:min-width="5.6571in" fo:padding-top="0.0193in" fo:padding-bottom="0.0193in" fo:padding-left="0.0193in" fo:padding-right="0.0193in" style:run-through="foreground" style:wrap="none" style:vertical-pos="middle" style:vertical-rel="page" style:horizontal-pos="center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0" draw:z-index="9" draw:name="Shape1_8" draw:style-name="gr1" draw:text-style-name="P5" svg:width="5.5004in" svg:height="5.5004in" svg:x="1.5in" svg:y="2.75in">
        <text:p text:style-name="P4"><text:span text:style-name="T1">5.5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9" draw:z-index="8" draw:name="Shape1_7" draw:style-name="gr2" draw:text-style-name="P5" svg:width="4.5004in" svg:height="4.5004in" svg:x="2in" svg:y="3.25in">
        <text:p text:style-name="P4"><text:span text:style-name="T1">4.5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8" draw:z-index="7" draw:name="Shape1_4" draw:style-name="gr3" draw:text-style-name="P5" svg:width="3.5004in" svg:height="3.5004in" svg:x="2.5in" svg:y="3.75in">
        <text:p text:style-name="P4"><text:span text:style-name="T1">3.5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7" draw:z-index="6" draw:name="Shape1_6" draw:style-name="gr4" draw:text-style-name="P7" svg:width="2.0004in" svg:height="2.0004in" svg:x="3.25in" svg:y="4.5in">
        <text:p text:style-name="P6">2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6" draw:z-index="5" draw:name="Shape1_5" draw:style-name="gr5" draw:text-style-name="P5" svg:width="3.0024in" svg:height="3.0024in" svg:x="2.7484in" svg:y="3.9984in">
        <text:p text:style-name="P4"><text:span text:style-name="T1">3</text:span>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5" draw:z-index="4" draw:name="Shape1_3" draw:style-name="gr6" draw:text-style-name="P7" svg:width="4.0004in" svg:height="4.0004in" svg:x="2.25in" svg:y="3.5in">
        <text:p text:style-name="P6">4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3" draw:z-index="3" draw:name="Shape1" draw:style-name="gr7" draw:text-style-name="P7" svg:width="6.0004in" svg:height="6.0004in" svg:x="1.25in" svg:y="2.5in">
        <text:p text:style-name="P6">6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2" draw:z-index="2" draw:name="Shape1_1" draw:style-name="gr8" draw:text-style-name="P7" svg:width="7.0004in" svg:height="7.0004in" svg:x="0.75in" svg:y="2in">
        <text:p text:style-name="P6">7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4" draw:z-index="1" draw:name="Shape1_0" draw:style-name="gr9" draw:text-style-name="P7" svg:width="5.0004in" svg:height="5.0004in" svg:x="1.75in" svg:y="3in">
        <text:p text:style-name="P6">5</text:p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text:anchor-type="page" text:anchor-page-number="1" draw:z-index="0" draw:name="Shape1_2" draw:style-name="gr10" draw:text-style-name="P7" svg:width="8.0004in" svg:height="8.0004in" svg:x="0.25in" svg:y="1.5in">
        <text:p text:style-name="P6">8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text:p text:style-name="P2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Black_20_-45_20_Degrees" draw:display-name="Black -45 Degrees" draw:style="single" draw:color="#000000" draw:distance="0.0402in" draw:rotation="3150"/>
    <draw:hatch draw:name="Black_20_0_20_Degrees" draw:display-name="Black 0 Degrees" draw:style="single" draw:color="#000000" draw:distance="0.0402in" draw:rotation="0"/>
    <draw:hatch draw:name="Black_20_45_20_Degrees" draw:display-name="Black 45 Degrees" draw:style="single" draw:color="#000000" draw:distance="0.0402in" draw:rotation="450"/>
    <draw:hatch draw:name="Black_20_45_20_Degrees_20_Wide" draw:display-name="Black 45 Degrees Wide" draw:style="single" draw:color="#000000" draw:distance="0.2in" draw:rotation="450"/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0:51:11.313257994</meta:creation-date>
    <dc:date>2022-05-12T22:01:56.625254996</dc:date>
    <meta:editing-duration>PT19M3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0" meta:paragraph-count="0" meta:word-count="0" meta:character-count="0" meta:non-whitespace-character-count="0"/>
  </office:meta>
</office:document-meta>
</file>